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Wingdings" svg:font-family="Wingdings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List_20_Paragraph" style:list-style-name="WWNum1"/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efinición de DONE</text:span></text:p>
      <text:p text:style-name="Standard"><text:span text:style-name="T2">Un story en estado Verify, podrá ser pasado a DONE dadas las siguientes condiciones:</text:span></text:p>
      <text:list xml:id="list1031483718" text:style-name="WWNum1">
        <text:list-item>
          <text:p text:style-name="P2"><text:span text:style-name="T2">Código completado:</text:span></text:p>
          <text:list>
            <text:list-item>
              <text:p text:style-name="P2"><text:span text:style-name="T2">Se entiende por código completado, aquel código que, una vez ejecutado, lleva a cabo el requerimiento en cuestión.</text:span></text:p>
            </text:list-item>
          </text:list>
        </text:list-item>
        <text:list-item>
          <text:p text:style-name="P2"><text:span text:style-name="T2">Tests Completados:</text:span></text:p>
          <text:list>
            <text:list-item>
              <text:p text:style-name="P2"><text:span text:style-name="T2">El código pasa satisfactoriamente los test unitarios, como los casos de prueba.</text:span></text:p>
            </text:list-item>
          </text:list>
        </text:list-item>
        <text:list-item>
          <text:p text:style-name="P2"><text:span text:style-name="T2">Aprobación satisfactoria del Scrum Master o persona delegada por este.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Wingdings" svg:font-family="Wingdings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editing-cycles>1</meta:editing-cycles>
    <meta:creation-date>2011-09-18T01:50:45</meta:creation-date>
    <meta:editing-duration>P0D</meta:editing-duration>
    <meta:generator>LibreOffice/3.3$Linux LibreOffice_project/330m19$Build-301</meta:generator>
    <meta:document-statistic meta:table-count="0" meta:image-count="0" meta:object-count="0" meta:page-count="1" meta:paragraph-count="7" meta:word-count="66" meta:character-count="40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